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0904"/>
    </style:style>
    <style:style style:name="P2" style:family="paragraph" style:parent-style-name="Standard">
      <style:text-properties officeooo:rsid="00190904" officeooo:paragraph-rsid="00190904"/>
    </style:style>
    <style:style style:name="T1" style:family="text">
      <style:text-properties officeooo:rsid="00190904"/>
    </style:style>
    <style:style style:name="T2" style:family="text">
      <style:text-properties officeooo:rsid="001a23a2"/>
    </style:style>
    <style:style style:name="T3" style:family="text">
      <style:text-properties style:text-position="super 58%" officeooo:rsid="001a23a2"/>
    </style:style>
    <style:style style:name="T4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lindrome symmetry document</text:h>
      <text:p text:style-name="P2">This is Seanpm2001s research document on Palindrome symmetry, based on my thoughts and discoveries.</text:p>
      <text:h text:style-name="Heading_20_3" text:outline-level="3">Not all palindromes are symmetrical. <text:span text:style-name="T2">(discovered August 9</text:span><text:span text:style-name="T3">th</text:span><text:span text:style-name="T2"> 2021 between 12:00 am and 2:04 am)</text:span></text:h>
      <text:p text:style-name="P1">181 – Symmetrical</text:p>
      <text:p text:style-name="P1">7667 – Not symmetrical</text:p>
      <text:p text:style-name="P1">WMW – Symmetrical</text:p>
      <text:p text:style-name="P1">ABBA – Not symmetric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22:14:44.326865779</meta:creation-date>
    <dc:date>2021-08-09T22:16:44.868946602</dc:date>
    <meta:editing-duration>PT2M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7" meta:word-count="42" meta:character-count="299" meta:non-whitespace-character-count="260"/>
  </office:meta>
</office:document-meta>
</file>